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 style:font-family-generic="roman" style:font-pitch="variable"/>
    <style:font-face style:name="Calibri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808080" draw:marker-end="Arrow" draw:marker-end-width="0.2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10.90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06cm" fo:min-width="3.351cm"/>
      <style:paragraph-properties style:writing-mode="lr-tb"/>
    </style:style>
    <style:style style:name="gr4" style:family="graphic" style:parent-style-name="standard">
      <style:graphic-properties draw:textarea-horizontal-align="center" draw:textarea-vertical-align="middle"/>
      <style:paragraph-properties style:writing-mode="lr-tb"/>
    </style:style>
    <style:style style:name="gr5" style:family="graphic" style:parent-style-name="standard">
      <style:graphic-properties draw:marker-end="Arrow" draw:marker-end-width="0.2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2cm" draw:marker-end="Arrow" draw:marker-end-width="0.2cm" draw:textarea-horizontal-align="center" draw:textarea-vertical-align="middle"/>
    </style:style>
    <style:style style:name="gr7" style:family="graphic" style:parent-style-name="standard">
      <style:graphic-properties svg:stroke-color="#808080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svg:stroke-color="#808080" draw:marker-start="Arrow" draw:marker-start-width="0.2cm" draw:marker-end="Arrow" draw:marker-end-width="0.2cm" draw:textarea-horizontal-align="center" draw:textarea-vertical-align="middle"/>
    </style:style>
    <style:style style:name="gr9" style:family="graphic" style:parent-style-name="standard">
      <style:graphic-properties draw:marker-start="" draw:marker-start-width="0.2cm" draw:marker-end="Arrow" draw:marker-end-width="0.2cm" draw:textarea-horizontal-align="center" draw:textarea-vertical-align="middle"/>
    </style:style>
    <style:style style:name="gr10" style:family="graphic" style:parent-style-name="standard">
      <style:graphic-properties draw:fill-color="#fff5cc" draw:textarea-horizontal-align="justify" draw:textarea-vertical-align="middle" draw:auto-grow-height="false" fo:wrap-option="wrap"/>
      <style:paragraph-properties style:writing-mode="lr-tb"/>
    </style:style>
    <style:style style:name="gr11" style:family="graphic" style:parent-style-name="standard">
      <style:graphic-properties svg:stroke-color="#808080" draw:marker-start="Arrow" draw:marker-start-width="0.2cm" draw:marker-end="" draw:marker-end-width="0.2cm" draw:textarea-horizontal-align="center" draw:textarea-vertical-align="middle"/>
    </style:style>
    <style:style style:name="gr12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fo:font-size="14pt" fo:language="en" fo:country="US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Calibri3" fo:font-size="14pt" fo:language="en" fo:country="US" style:font-size-asian="18pt" style:font-size-complex="18pt"/>
    </style:style>
    <style:style style:name="P5" style:family="paragraph">
      <style:paragraph-properties fo:margin-left="0cm" fo:margin-right="0cm" fo:text-align="center" fo:text-indent="0cm"/>
    </style:style>
    <style:style style:name="P6" style:family="paragraph">
      <style:paragraph-properties fo:margin-left="0cm" fo:margin-right="0cm" fo:text-align="center" fo:text-indent="0cm"/>
      <style:text-properties fo:font-size="12pt" fo:language="en" fo:country="US"/>
    </style:style>
    <style:style style:name="P7" style:family="paragraph">
      <style:paragraph-properties fo:text-align="center"/>
      <style:text-properties style:font-name="Segoe UI1" fo:font-size="10pt" style:font-size-asian="10pt" style:font-size-complex="10pt"/>
    </style:style>
    <style:style style:name="P8" style:family="paragraph">
      <loext:graphic-properties draw:fill-color="#fff5cc"/>
      <style:paragraph-properties fo:text-align="center"/>
    </style:style>
    <style:style style:name="P9" style:family="paragraph">
      <loext:graphic-properties draw:fill="none"/>
      <style:paragraph-properties fo:margin-left="0cm" fo:margin-right="0cm" fo:text-align="center" fo:text-indent="0cm"/>
      <style:text-properties fo:font-size="12pt" fo:language="en" fo:country="US"/>
    </style:style>
    <style:style style:name="T1" style:family="text">
      <style:text-properties fo:font-size="14pt" fo:language="en" fo:country="US" style:font-size-asian="18pt" style:font-size-complex="18pt"/>
    </style:style>
    <style:style style:name="T2" style:family="text">
      <style:text-properties style:font-name="Calibri3" fo:font-size="14pt" fo:language="en" fo:country="US" style:font-size-asian="18pt" style:font-size-complex="18pt"/>
    </style:style>
    <style:style style:name="T3" style:family="text">
      <style:text-properties fo:font-size="12pt" fo:language="en" fo:country="US"/>
    </style:style>
    <style:style style:name="T4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onnector draw:style-name="gr1" draw:text-style-name="P1" draw:layer="layout" draw:type="curve" svg:x1="11cm" svg:y1="10.5cm" svg:x2="11cm" svg:y2="15.6cm" draw:start-shape="id1" draw:end-shape="id2" draw:end-glue-point="3" svg:d="M11000 10500c-751 0-751 5100 0 5100" svg:viewBox="0 0 564 5101">
          <text:p/>
        </draw:connector>
        <draw:frame draw:style-name="gr2" draw:text-style-name="P3" draw:layer="layout" svg:width="11.402cm" svg:height="1cm" svg:x="1.5cm" svg:y="1.5cm">
          <draw:text-box>
            <text:p text:style-name="P2"><text:span text:style-name="T1">DirectFeed Sample State Machine</text:span></text:p>
          </draw:text-box>
        </draw:frame>
        <draw:frame draw:style-name="gr3" draw:text-style-name="P4" draw:layer="layout" svg:width="3.851cm" svg:height="3.256cm" svg:x="15.302cm" svg:y="1.5cm">
          <draw:text-box>
            <text:p text:style-name="P2"><text:span text:style-name="T2">iko 21-31.8.2007</text:span></text:p>
            <text:p text:style-name="P2"><text:span text:style-name="T2">chm 2011-04</text:span></text:p>
            <text:p text:style-name="P2"><text:span text:style-name="T2">chm 2011-08</text:span></text:p>
            <text:p text:style-name="P2"><text:span text:style-name="T2">chm/ab 2014-11</text:span></text:p>
            <text:p text:style-name="P2"><text:span text:style-name="T2">chm 2016-04</text:span></text:p>
          </draw:text-box>
        </draw:frame>
        <draw:ellipse draw:style-name="gr4" draw:text-style-name="P6" xml:id="id4" draw:id="id4" draw:layer="layout" svg:width="4cm" svg:height="1cm" svg:x="3.5cm" svg:y="6cm">
          <text:p text:style-name="P5"><text:span text:style-name="T3">Unidentified</text:span></text:p>
        </draw:ellipse>
        <draw:ellipse draw:style-name="gr4" draw:text-style-name="P6" xml:id="id5" draw:id="id5" draw:layer="layout" svg:width="4cm" svg:height="1cm" svg:x="3.5cm" svg:y="8cm">
          <text:p text:style-name="P5"><text:span text:style-name="T3">Identifying</text:span></text:p>
        </draw:ellipse>
        <draw:ellipse draw:style-name="gr4" draw:text-style-name="P6" xml:id="id6" draw:id="id6" draw:layer="layout" svg:width="4cm" svg:height="1cm" svg:x="3.5cm" svg:y="10cm">
          <text:p text:style-name="P5"><text:span text:style-name="T3">Identified</text:span></text:p>
        </draw:ellipse>
        <draw:ellipse draw:style-name="gr4" draw:text-style-name="P6" xml:id="id10" draw:id="id10" draw:layer="layout" svg:width="4cm" svg:height="1cm" svg:x="1cm" svg:y="16cm">
          <text:p text:style-name="P5"><text:span text:style-name="T3">Subscribing</text:span></text:p>
        </draw:ellipse>
        <draw:ellipse draw:style-name="gr4" draw:text-style-name="P6" xml:id="id8" draw:id="id8" draw:layer="layout" svg:width="4cm" svg:height="1cm" svg:x="6cm" svg:y="16cm">
          <text:p text:style-name="P5"><text:span text:style-name="T3">Unsubscribing</text:span></text:p>
        </draw:ellipse>
        <draw:ellipse draw:style-name="gr4" draw:text-style-name="P6" xml:id="id11" draw:id="id11" draw:layer="layout" svg:width="4cm" svg:height="1cm" svg:x="3.5cm" svg:y="18cm">
          <text:p text:style-name="P5"><text:span text:style-name="T3">Subscribed</text:span></text:p>
        </draw:ellipse>
        <draw:ellipse draw:style-name="gr4" draw:text-style-name="P6" xml:id="id7" draw:id="id7" draw:layer="layout" svg:width="4cm" svg:height="1cm" svg:x="3.5cm" svg:y="12cm">
          <text:p text:style-name="P5"><text:span text:style-name="T3">PrepareFilling</text:span></text:p>
        </draw:ellipse>
        <draw:ellipse draw:style-name="gr4" draw:text-style-name="P6" xml:id="id12" draw:id="id12" draw:layer="layout" svg:width="4cm" svg:height="1cm" svg:x="3.5cm" svg:y="27cm">
          <text:p text:style-name="P5"><text:span text:style-name="T3">FillingFirst</text:span></text:p>
        </draw:ellipse>
        <draw:ellipse draw:style-name="gr4" draw:text-style-name="P6" xml:id="id9" draw:id="id9" draw:layer="layout" svg:width="4cm" svg:height="1cm" svg:x="3.5cm" svg:y="14cm">
          <text:p text:style-name="P5"><text:span text:style-name="T3">FillingPrepared</text:span></text:p>
        </draw:ellipse>
        <draw:ellipse draw:style-name="gr4" draw:text-style-name="P6" xml:id="id15" draw:id="id15" draw:layer="layout" svg:width="4cm" svg:height="1cm" svg:x="1cm" svg:y="20cm">
          <text:p text:style-name="P5"><text:span text:style-name="T3">Enabling</text:span></text:p>
        </draw:ellipse>
        <draw:ellipse draw:style-name="gr4" draw:text-style-name="P6" xml:id="id16" draw:id="id16" draw:layer="layout" svg:width="4cm" svg:height="1cm" svg:x="6cm" svg:y="20cm">
          <text:p text:style-name="P5"><text:span text:style-name="T3">Disabling</text:span></text:p>
        </draw:ellipse>
        <draw:ellipse draw:style-name="gr4" draw:text-style-name="P6" xml:id="id17" draw:id="id17" draw:layer="layout" svg:width="4cm" svg:height="1cm" svg:x="3.5cm" svg:y="22.5cm">
          <text:p text:style-name="P5"><text:span text:style-name="T3">Enabled</text:span></text:p>
        </draw:ellipse>
        <draw:ellipse draw:style-name="gr4" draw:text-style-name="P6" xml:id="id19" draw:id="id19" draw:layer="layout" svg:width="4cm" svg:height="1cm" svg:x="16cm" svg:y="16cm">
          <text:p text:style-name="P5"><text:span text:style-name="T3">StartFeeding</text:span></text:p>
        </draw:ellipse>
        <draw:ellipse draw:style-name="gr4" draw:text-style-name="P6" xml:id="id2" draw:id="id2" draw:layer="layout" svg:width="4cm" svg:height="1cm" svg:x="11cm" svg:y="15.1cm">
          <text:p text:style-name="P5"><text:span text:style-name="T3">StopFeeding</text:span></text:p>
        </draw:ellipse>
        <draw:ellipse draw:style-name="gr4" draw:text-style-name="P6" xml:id="id20" draw:id="id20" draw:layer="layout" svg:width="4cm" svg:height="1cm" svg:x="16cm" svg:y="14cm">
          <text:p text:style-name="P5"><text:span text:style-name="T3">FeedingFirst</text:span></text:p>
        </draw:ellipse>
        <draw:ellipse draw:style-name="gr4" draw:text-style-name="P6" xml:id="id21" draw:id="id21" draw:layer="layout" svg:width="4cm" svg:height="1cm" svg:x="16cm" svg:y="20cm">
          <text:p text:style-name="P5"><text:span text:style-name="T3">Repositioning</text:span></text:p>
        </draw:ellipse>
        <draw:ellipse draw:style-name="gr4" draw:text-style-name="P6" xml:id="id22" draw:id="id22" draw:layer="layout" svg:width="4cm" svg:height="1cm" svg:x="16cm" svg:y="17.5cm">
          <text:p text:style-name="P5"><text:span text:style-name="T3">Repositioned</text:span></text:p>
        </draw:ellipse>
        <draw:ellipse draw:style-name="gr4" draw:text-style-name="P6" xml:id="id23" draw:id="id23" draw:layer="layout" svg:width="4cm" svg:height="1cm" svg:x="16cm" svg:y="12cm">
          <text:p text:style-name="P5"><text:span text:style-name="T3">Coupling</text:span></text:p>
        </draw:ellipse>
        <draw:ellipse draw:style-name="gr4" draw:text-style-name="P6" xml:id="id1" draw:id="id1" draw:layer="layout" svg:width="4cm" svg:height="1cm" svg:x="11cm" svg:y="10cm">
          <text:p text:style-name="P5"><text:span text:style-name="T3">Stopping</text:span></text:p>
        </draw:ellipse>
        <draw:ellipse draw:style-name="gr4" draw:text-style-name="P6" xml:id="id24" draw:id="id24" draw:layer="layout" svg:width="4cm" svg:height="1cm" svg:x="16cm" svg:y="10cm">
          <text:p text:style-name="P5"><text:span text:style-name="T3">Coupled</text:span></text:p>
        </draw:ellipse>
        <draw:ellipse draw:style-name="gr4" draw:text-style-name="P6" xml:id="id25" draw:id="id25" draw:layer="layout" svg:width="4cm" svg:height="1cm" svg:x="16cm" svg:y="8.023cm">
          <text:p text:style-name="P5"><text:span text:style-name="T3">FeedingMove</text:span></text:p>
        </draw:ellipse>
        <draw:ellipse draw:style-name="gr4" draw:text-style-name="P6" xml:id="id27" draw:id="id27" draw:layer="layout" svg:width="4cm" svg:height="1cm" svg:x="11cm" svg:y="13.4cm">
          <text:p text:style-name="P5"><text:span text:style-name="T3">Stopped</text:span></text:p>
        </draw:ellipse>
        <draw:connector draw:style-name="gr5" draw:text-style-name="P1" draw:layer="layout" draw:type="curve" svg:x1="5.5cm" svg:y1="3.25cm" svg:x2="5.5cm" svg:y2="4cm" draw:end-shape="id3" draw:end-glue-point="0" svg:d="M5500 3250v750" svg:viewBox="0 0 1 751">
          <text:p/>
        </draw:connector>
        <draw:connector draw:style-name="gr6" draw:text-style-name="P1" draw:layer="layout" draw:type="curve" svg:x1="5.5cm" svg:y1="5cm" svg:x2="5.5cm" svg:y2="6cm" draw:start-shape="id3" draw:start-glue-point="2" draw:end-shape="id4" draw:end-glue-point="0" svg:d="M5500 5000v1000" svg:viewBox="0 0 1 1001">
          <text:p/>
        </draw:connector>
        <draw:connector draw:style-name="gr6" draw:text-style-name="P1" draw:layer="layout" draw:type="line" svg:x1="5.5cm" svg:y1="7cm" svg:x2="5.5cm" svg:y2="8cm" draw:start-shape="id4" draw:start-glue-point="2" draw:end-shape="id5" draw:end-glue-point="0" svg:d="M5500 7000v1000" svg:viewBox="0 0 1 1001">
          <text:p/>
        </draw:connector>
        <draw:connector draw:style-name="gr6" draw:text-style-name="P1" draw:layer="layout" draw:type="line" svg:x1="5.5cm" svg:y1="9cm" svg:x2="5.5cm" svg:y2="10cm" draw:start-shape="id5" draw:start-glue-point="2" draw:end-shape="id6" draw:end-glue-point="0" svg:d="M5500 9000v1000" svg:viewBox="0 0 1 1001">
          <text:p/>
        </draw:connector>
        <draw:connector draw:style-name="gr1" draw:text-style-name="P1" draw:layer="layout" draw:type="curve" svg:x1="3.5cm" svg:y1="10.5cm" svg:x2="3.5cm" svg:y2="4.5cm" draw:start-shape="id6" draw:start-glue-point="3" draw:end-shape="id3" draw:end-glue-point="3" svg:d="M3500 10500c-751 0-751-6000 0-6000" svg:viewBox="0 0 564 6001">
          <text:p/>
        </draw:connector>
        <draw:connector draw:style-name="gr5" draw:text-style-name="P1" draw:layer="layout" draw:type="line" svg:x1="5.5cm" svg:y1="11cm" svg:x2="5.5cm" svg:y2="12cm" draw:start-shape="id6" draw:start-glue-point="2" draw:end-shape="id7" draw:end-glue-point="0" svg:d="M5500 11000v1000" svg:viewBox="0 0 1 1001">
          <text:p/>
        </draw:connector>
        <draw:connector draw:style-name="gr5" draw:text-style-name="P1" draw:layer="layout" draw:type="line" svg:x1="8cm" svg:y1="16cm" svg:x2="5.5cm" svg:y2="15cm" draw:start-shape="id8" draw:start-glue-point="0" draw:end-shape="id9" draw:end-glue-point="2" svg:d="M8000 16000l-2500-1000" svg:viewBox="0 0 2501 1001">
          <text:p/>
        </draw:connector>
        <draw:connector draw:style-name="gr5" draw:text-style-name="P1" draw:layer="layout" draw:type="line" svg:x1="3cm" svg:y1="17cm" svg:x2="5.5cm" svg:y2="18cm" draw:start-shape="id10" draw:start-glue-point="2" draw:end-shape="id11" draw:end-glue-point="0" svg:d="M3000 17000l2500 1000" svg:viewBox="0 0 2501 1001">
          <text:p/>
        </draw:connector>
        <draw:connector draw:style-name="gr6" draw:text-style-name="P1" draw:layer="layout" draw:type="line" svg:x1="8cm" svg:y1="17cm" svg:x2="5.5cm" svg:y2="18cm" draw:start-shape="id8" draw:start-glue-point="2" draw:end-shape="id11" draw:end-glue-point="0" svg:d="M8000 17000l-2500 1000" svg:viewBox="0 0 2501 1001">
          <text:p/>
        </draw:connector>
        <draw:connector draw:style-name="gr6" draw:text-style-name="P1" draw:layer="layout" draw:type="line" svg:x1="5.5cm" svg:y1="13cm" svg:x2="5.5cm" svg:y2="14cm" draw:start-shape="id7" draw:end-shape="id9" draw:end-glue-point="0" svg:d="M5500 13000v1000" svg:viewBox="0 0 1 1001">
          <text:p/>
        </draw:connector>
        <draw:connector draw:style-name="gr5" draw:text-style-name="P1" draw:layer="layout" draw:type="curve" svg:x1="5.5cm" svg:y1="28cm" svg:x2="13cm" svg:y2="28cm" draw:start-shape="id12" draw:start-glue-point="2" draw:end-shape="id13" draw:end-glue-point="2" svg:d="M5500 28000c0 751 7500 751 7500 0" svg:viewBox="0 0 7501 564">
          <text:p/>
        </draw:connector>
        <draw:connector draw:style-name="gr5" draw:text-style-name="P1" draw:layer="layout" draw:type="curve" svg:x1="3.5cm" svg:y1="14.5cm" svg:x2="3.5cm" svg:y2="4.5cm" draw:start-shape="id9" draw:start-glue-point="3" draw:end-shape="id14" draw:end-glue-point="3" svg:d="M3500 14500c-751 0-751-10000 0-10000" svg:viewBox="0 0 564 10001">
          <text:p/>
        </draw:connector>
        <draw:connector draw:style-name="gr5" draw:text-style-name="P1" draw:layer="layout" draw:type="line" svg:x1="5.5cm" svg:y1="15cm" svg:x2="3cm" svg:y2="16cm" draw:start-shape="id9" draw:start-glue-point="2" draw:end-shape="id10" draw:end-glue-point="0" svg:d="M5500 15000l-2500 1000" svg:viewBox="0 0 2501 1001">
          <text:p/>
        </draw:connector>
        <draw:connector draw:style-name="gr5" draw:text-style-name="P1" draw:layer="layout" draw:type="line" svg:x1="5.5cm" svg:y1="19cm" svg:x2="3cm" svg:y2="20cm" draw:start-shape="id11" draw:start-glue-point="2" draw:end-shape="id15" draw:end-glue-point="0" svg:d="M5500 19000l-2500 1000" svg:viewBox="0 0 2501 1001">
          <text:p/>
        </draw:connector>
        <draw:connector draw:style-name="gr5" draw:text-style-name="P1" draw:layer="layout" draw:type="line" svg:x1="8cm" svg:y1="20cm" svg:x2="5.5cm" svg:y2="19cm" draw:start-shape="id16" draw:start-glue-point="0" draw:end-shape="id11" draw:end-glue-point="2" svg:d="M8000 20000l-2500-1000" svg:viewBox="0 0 2501 1001">
          <text:p/>
        </draw:connector>
        <draw:connector draw:style-name="gr5" draw:text-style-name="P1" draw:layer="layout" draw:type="line" svg:x1="3cm" svg:y1="21cm" svg:x2="5.5cm" svg:y2="22.5cm" draw:start-shape="id15" draw:start-glue-point="2" draw:end-shape="id17" draw:end-glue-point="0" svg:d="M3000 21000l2500 1500" svg:viewBox="0 0 2501 1501">
          <text:p/>
        </draw:connector>
        <draw:connector draw:style-name="gr5" draw:text-style-name="P1" draw:layer="layout" draw:type="curve" svg:x1="13cm" svg:y1="16.1cm" svg:x2="13cm" svg:y2="17.5cm" draw:start-shape="id2" draw:start-glue-point="2" draw:end-shape="id18" draw:end-glue-point="0" svg:d="M13000 16100v1400" svg:viewBox="0 0 1 1401">
          <text:p/>
        </draw:connector>
        <draw:connector draw:style-name="gr5" draw:text-style-name="P1" draw:layer="layout" draw:type="curve" svg:x1="18cm" svg:y1="16cm" svg:x2="18cm" svg:y2="15cm" draw:start-shape="id19" draw:start-glue-point="0" draw:end-shape="id20" draw:end-glue-point="2" svg:d="M18000 16000v-1000" svg:viewBox="0 0 1 1001">
          <text:p/>
        </draw:connector>
        <draw:connector draw:style-name="gr1" draw:text-style-name="P1" draw:layer="layout" draw:type="line" svg:x1="16cm" svg:y1="14.5cm" svg:x2="15cm" svg:y2="15.6cm" draw:start-shape="id20" draw:start-glue-point="3" draw:end-shape="id2" draw:end-glue-point="1" svg:d="M16000 14500l-1000 1100" svg:viewBox="0 0 1001 1101">
          <text:p/>
        </draw:connector>
        <draw:connector draw:style-name="gr6" draw:text-style-name="P1" draw:layer="layout" draw:type="line" svg:x1="18cm" svg:y1="20cm" svg:x2="18cm" svg:y2="18.5cm" draw:start-shape="id21" draw:start-glue-point="0" draw:end-shape="id22" draw:end-glue-point="2" svg:d="M18000 20000v-1500" svg:viewBox="0 0 1 1501">
          <text:p/>
        </draw:connector>
        <draw:connector draw:style-name="gr5" draw:text-style-name="P1" draw:layer="layout" draw:type="line" svg:x1="18cm" svg:y1="17.5cm" svg:x2="18cm" svg:y2="17cm" draw:start-shape="id22" draw:start-glue-point="0" draw:end-shape="id19" draw:end-glue-point="2" svg:d="M18000 17500v-500" svg:viewBox="0 0 1 501">
          <text:p/>
        </draw:connector>
        <draw:connector draw:style-name="gr5" draw:text-style-name="P1" draw:layer="layout" draw:type="line" svg:x1="18cm" svg:y1="12cm" svg:x2="18cm" svg:y2="11cm" draw:start-shape="id23" draw:start-glue-point="0" draw:end-shape="id24" draw:end-glue-point="2" svg:d="M18000 12000v-1000" svg:viewBox="0 0 1 1001">
          <text:p/>
        </draw:connector>
        <draw:connector draw:style-name="gr5" draw:text-style-name="P1" draw:layer="layout" draw:type="line" svg:x1="18cm" svg:y1="10cm" svg:x2="18cm" svg:y2="9.023cm" draw:start-shape="id24" draw:start-glue-point="0" draw:end-shape="id25" draw:end-glue-point="2" svg:d="M18000 10000v-977" svg:viewBox="0 0 1 978">
          <text:p/>
        </draw:connector>
        <draw:connector draw:style-name="gr1" draw:text-style-name="P1" draw:layer="layout" draw:type="curve" svg:x1="16cm" svg:y1="8.523cm" svg:x2="15cm" svg:y2="8.5cm" draw:start-shape="id25" draw:start-glue-point="3" draw:end-shape="id26" draw:end-glue-point="1" svg:d="M16000 8523c-750 0-250-23-1000-23" svg:viewBox="0 0 1001 24">
          <text:p/>
        </draw:connector>
        <draw:connector draw:style-name="gr5" draw:text-style-name="P1" draw:layer="layout" draw:type="curve" svg:x1="13cm" svg:y1="14.4cm" svg:x2="13cm" svg:y2="15.1cm" draw:start-shape="id27" draw:start-glue-point="2" draw:end-shape="id2" draw:end-glue-point="0" svg:d="M13000 14400v700" svg:viewBox="0 0 1 701">
          <text:p/>
        </draw:connector>
        <draw:connector draw:style-name="gr5" draw:text-style-name="P1" draw:layer="layout" draw:type="curve" svg:x1="13cm" svg:y1="9cm" svg:x2="13cm" svg:y2="10cm" draw:start-shape="id26" draw:start-glue-point="2" draw:end-shape="id1" draw:end-glue-point="0" svg:d="M13000 9000v1000" svg:viewBox="0 0 1 1001">
          <text:p/>
        </draw:connector>
        <draw:ellipse draw:style-name="gr4" draw:text-style-name="P6" xml:id="id26" draw:id="id26" draw:layer="layout" svg:width="4cm" svg:height="1cm" svg:x="11cm" svg:y="8cm">
          <text:p text:style-name="P5"><text:span text:style-name="T3">FeedingLast</text:span></text:p>
        </draw:ellipse>
        <draw:connector draw:style-name="gr1" draw:text-style-name="P1" draw:layer="layout" draw:type="line" svg:x1="16cm" svg:y1="16.5cm" svg:x2="15cm" svg:y2="15.6cm" draw:start-shape="id19" draw:start-glue-point="3" draw:end-shape="id2" draw:end-glue-point="1" svg:d="M16000 16500l-1000-900" svg:viewBox="0 0 1001 901">
          <text:p/>
        </draw:connector>
        <draw:connector draw:style-name="gr5" draw:text-style-name="P7" draw:layer="layout" draw:type="line" svg:x1="18cm" svg:y1="14cm" svg:x2="18cm" svg:y2="13cm" draw:start-shape="id20" draw:start-glue-point="0" draw:end-shape="id23" draw:end-glue-point="2" svg:d="M18000 14000v-1000" svg:viewBox="0 0 1 1001">
          <text:p/>
        </draw:connector>
        <draw:connector draw:style-name="gr1" draw:text-style-name="P1" draw:layer="layout" draw:type="curve" svg:x1="5cm" svg:y1="20.5cm" svg:x2="6cm" svg:y2="20.5cm" draw:start-shape="id15" draw:start-glue-point="1" draw:end-shape="id16" draw:end-glue-point="3" svg:d="M5000 20500h1000" svg:viewBox="0 0 1001 1">
          <text:p/>
        </draw:connector>
        <draw:connector draw:style-name="gr1" draw:text-style-name="P1" draw:layer="layout" draw:type="line" svg:x1="16cm" svg:y1="10.5cm" svg:x2="15cm" svg:y2="10.5cm" draw:start-shape="id24" draw:start-glue-point="3" draw:end-shape="id1" svg:d="M16000 10500h-1000" svg:viewBox="0 0 1001 1">
          <text:p/>
        </draw:connector>
        <draw:connector draw:style-name="gr1" draw:text-style-name="P1" draw:layer="layout" draw:type="line" svg:x1="16cm" svg:y1="12.5cm" svg:x2="15cm" svg:y2="10.5cm" draw:start-shape="id23" draw:start-glue-point="3" draw:end-shape="id1" draw:end-glue-point="1" svg:d="M16000 12500l-1000-2000" svg:viewBox="0 0 1001 2001">
          <text:p/>
        </draw:connector>
        <draw:ellipse draw:style-name="gr7" draw:text-style-name="P6" xml:id="id28" draw:id="id28" draw:layer="layout" svg:width="4cm" svg:height="1cm" svg:x="9.5cm" svg:y="22.5cm">
          <text:p text:style-name="P5"><text:span text:style-name="T3">StopRepositioning</text:span></text:p>
        </draw:ellipse>
        <draw:connector draw:style-name="gr1" draw:text-style-name="P1" draw:layer="layout" draw:type="curve" svg:x1="9.5cm" svg:y1="23cm" svg:x2="13cm" svg:y2="27cm" draw:start-shape="id28" draw:start-glue-point="3" draw:end-shape="id13" draw:end-glue-point="0" svg:d="M9500 23000c-751 0-627 1125 436 1469s3064-94 3064 2531" svg:viewBox="0 0 3979 4001">
          <text:p/>
        </draw:connector>
        <draw:connector draw:style-name="gr1" draw:text-style-name="P1" draw:layer="layout" draw:type="line" svg:x1="18cm" svg:y1="21cm" svg:x2="13.5cm" svg:y2="23cm" draw:start-shape="id21" draw:start-glue-point="2" draw:end-shape="id28" draw:end-glue-point="1" svg:d="M18000 21000l-4500 2000" svg:viewBox="0 0 4501 2001">
          <text:p/>
        </draw:connector>
        <draw:connector draw:style-name="gr8" draw:text-style-name="P1" draw:layer="layout" draw:type="line" draw:line-skew="-5.38cm 2cm" svg:x1="5.5cm" svg:y1="22.5cm" svg:x2="8cm" svg:y2="21cm" draw:start-shape="id17" draw:start-glue-point="0" draw:end-shape="id16" draw:end-glue-point="2" svg:d="M5500 22500l2500-1500" svg:viewBox="0 0 2501 1501">
          <text:p/>
        </draw:connector>
        <draw:connector draw:style-name="gr1" draw:text-style-name="P1" draw:layer="layout" draw:type="curve" svg:x1="5cm" svg:y1="16.5cm" svg:x2="6cm" svg:y2="16.5cm" draw:start-shape="id10" draw:start-glue-point="1" draw:end-shape="id8" draw:end-glue-point="3" svg:d="M5000 16500h1000" svg:viewBox="0 0 1001 1">
          <text:p/>
        </draw:connector>
        <draw:connector draw:style-name="gr1" draw:text-style-name="P1" draw:layer="layout" draw:type="curve" svg:x1="9.5cm" svg:y1="23cm" svg:x2="8cm" svg:y2="21cm" draw:start-shape="id28" draw:start-glue-point="3" draw:end-shape="id16" draw:end-glue-point="2" svg:d="M9500 23000c-1000 0-1500-666-1500-2000" svg:viewBox="0 0 1501 2001">
          <text:p/>
        </draw:connector>
        <draw:ellipse draw:style-name="gr4" draw:text-style-name="P6" xml:id="id29" draw:id="id29" draw:layer="layout" svg:width="4cm" svg:height="1cm" svg:x="13.5cm" svg:y="25cm">
          <text:p text:style-name="P5"><text:span text:style-name="T3">Parking</text:span></text:p>
        </draw:ellipse>
        <draw:ellipse draw:style-name="gr4" draw:text-style-name="P6" xml:id="id18" draw:id="id18" draw:layer="layout" svg:width="4cm" svg:height="1cm" svg:x="11cm" svg:y="17.5cm">
          <text:p text:style-name="P5"><text:span text:style-name="T3">FeedingStopped</text:span></text:p>
        </draw:ellipse>
        <draw:connector draw:style-name="gr1" draw:text-style-name="P1" draw:layer="layout" draw:type="curve" svg:x1="16cm" svg:y1="18cm" svg:x2="15.5cm" svg:y2="25cm" draw:start-shape="id22" draw:start-glue-point="3" draw:end-shape="id29" draw:end-glue-point="0" svg:d="M16000 18000c-751 0-626 1875-563 2407s63-282 63 4593" svg:viewBox="0 0 613 7001">
          <text:p/>
        </draw:connector>
        <draw:connector draw:style-name="gr5" draw:text-style-name="P1" draw:layer="layout" draw:type="line" svg:x1="13cm" svg:y1="18.5cm" svg:x2="5.5cm" svg:y2="27cm" draw:start-shape="id18" draw:start-glue-point="2" draw:end-shape="id12" draw:end-glue-point="0" svg:d="M13000 18500l-7500 8500" svg:viewBox="0 0 7501 8501">
          <text:p/>
        </draw:connector>
        <draw:ellipse draw:style-name="gr4" draw:text-style-name="P6" xml:id="id30" draw:id="id30" draw:layer="layout" svg:width="4cm" svg:height="1cm" svg:x="16cm" svg:y="6cm">
          <text:p text:style-name="P5"><text:span text:style-name="T3">FeedingAttached</text:span></text:p>
        </draw:ellipse>
        <draw:connector draw:style-name="gr9" draw:text-style-name="P1" draw:layer="layout" draw:type="line" svg:x1="18cm" svg:y1="8.023cm" svg:x2="18cm" svg:y2="7cm" draw:start-shape="id25" draw:start-glue-point="0" draw:end-shape="id30" draw:end-glue-point="2" svg:d="M18000 8023v-1023" svg:viewBox="0 0 1 1024">
          <text:p/>
        </draw:connector>
        <draw:custom-shape draw:style-name="gr10" draw:text-style-name="P8" draw:layer="layout" svg:width="3.5cm" svg:height="1.5cm" svg:x="1cm" svg:y="25.5cm">
          <text:p text:style-name="P1"><text:span text:style-name="T4">Note: each state has a reflexive transition</text:span></text:p>
          <draw:enhanced-geometry svg:viewBox="0 0 21600 21600" draw:glue-points="10800 0 0 10800 10800 21600 21600 10800" draw:text-areas="0 0 21600 ?f11" draw:type="paper" draw:modifiers="15905.398457583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1" draw:layer="layout" draw:type="curve" svg:x1="5.5cm" svg:y1="27cm" svg:x2="5.5cm" svg:y2="23.5cm" draw:start-shape="id12" draw:start-glue-point="0" draw:end-shape="id17" draw:end-glue-point="2" svg:d="M5500 27000v-3500" svg:viewBox="0 0 1 3501">
          <text:p/>
        </draw:connector>
        <draw:connector draw:style-name="gr11" draw:text-style-name="P1" draw:layer="layout" draw:type="line" svg:x1="7.5cm" svg:y1="23cm" svg:x2="15.5cm" svg:y2="25cm" draw:start-shape="id17" draw:start-glue-point="1" draw:end-shape="id29" draw:end-glue-point="0" svg:d="M7500 23000l8000 2000" svg:viewBox="0 0 8001 2001">
          <text:p/>
        </draw:connector>
        <draw:ellipse draw:style-name="gr4" draw:text-style-name="P6" xml:id="id13" draw:id="id13" draw:layer="layout" svg:width="4cm" svg:height="1cm" svg:x="11cm" svg:y="27cm">
          <text:p text:style-name="P5"><text:span text:style-name="T3">FilledFirst</text:span></text:p>
        </draw:ellipse>
        <draw:connector draw:style-name="gr11" draw:text-style-name="P1" draw:layer="layout" draw:type="curve" draw:line-skew="-1.5cm" svg:x1="13cm" svg:y1="27cm" svg:x2="18cm" svg:y2="21cm" draw:start-shape="id13" draw:end-shape="id21" svg:d="M13000 27000c0-6750 5000-3750 5000-6000" svg:viewBox="0 0 5001 6001">
          <text:p/>
        </draw:connector>
        <draw:g xml:id="id14" draw:id="id14">
          <draw:ellipse draw:style-name="gr4" draw:text-style-name="P6" xml:id="id3" draw:id="id3" draw:layer="layout" svg:width="4cm" svg:height="1cm" svg:x="3.5cm" svg:y="4cm">
            <text:p text:style-name="P5"><text:span text:style-name="T3">NoSystem</text:span></text:p>
          </draw:ellipse>
          <draw:ellipse draw:style-name="gr12" draw:text-style-name="P9" draw:layer="layout" svg:width="3.559cm" svg:height="0.727cm" svg:x="3.704cm" svg:y="4.141cm">
            <text:p/>
          </draw:ellipse>
        </draw:g>
        <draw:connector draw:style-name="gr1" draw:text-style-name="P1" draw:layer="layout" draw:type="line" svg:x1="15.5cm" svg:y1="25cm" svg:x2="13.5cm" svg:y2="23cm" draw:start-shape="id29" draw:start-glue-point="0" draw:end-shape="id28" draw:end-glue-point="1" svg:d="M15500 25000l-2000-2000" svg:viewBox="0 0 2001 2001">
          <text:p/>
        </draw:connector>
        <draw:connector draw:style-name="gr5" draw:text-style-name="P1" draw:layer="layout" draw:type="line" svg:x1="16cm" svg:y1="6.5cm" svg:x2="15cm" svg:y2="8.5cm" draw:start-shape="id30" draw:start-glue-point="3" draw:end-shape="id26" draw:end-glue-point="1" svg:d="M16000 6500l-1000 2000" svg:viewBox="0 0 1001 2001">
          <text:p/>
        </draw:connector>
        <draw:connector draw:style-name="gr5" draw:text-style-name="P1" draw:layer="layout" draw:type="line" svg:x1="15cm" svg:y1="27.5cm" svg:x2="15.5cm" svg:y2="26cm" draw:start-shape="id13" draw:start-glue-point="1" draw:end-shape="id29" draw:end-glue-point="2" svg:d="M15000 27500l500-1500" svg:viewBox="0 0 501 1501">
          <text:p/>
        </draw:connector>
        <draw:connector draw:style-name="gr1" draw:text-style-name="P1" draw:layer="layout" draw:type="line" svg:x1="13cm" svg:y1="18.5cm" svg:x2="7.5cm" svg:y2="23cm" draw:start-shape="id18" draw:start-glue-point="2" draw:end-shape="id17" draw:end-glue-point="1" svg:d="M13000 18500l-5500 4500" svg:viewBox="0 0 5501 4501">
          <text:p/>
        </draw:connector>
        <draw:ellipse draw:style-name="gr4" draw:text-style-name="P6" xml:id="id31" draw:id="id31" draw:layer="layout" svg:width="4cm" svg:height="1cm" svg:x="16cm" svg:y="22.5cm">
          <text:p text:style-name="P5"><text:span text:style-name="T3">Parked</text:span></text:p>
        </draw:ellipse>
        <draw:connector draw:style-name="gr6" draw:text-style-name="P1" draw:layer="layout" draw:type="line" svg:x1="17.5cm" svg:y1="25.5cm" svg:x2="18cm" svg:y2="23.5cm" draw:start-shape="id29" draw:start-glue-point="1" draw:end-shape="id31" draw:end-glue-point="2" svg:d="M17500 25500l500-2000" svg:viewBox="0 0 501 2001">
          <text:p/>
        </draw:connector>
        <draw:connector draw:style-name="gr5" draw:text-style-name="P1" draw:layer="layout" draw:type="curve" svg:x1="16cm" svg:y1="23cm" svg:x2="10cm" svg:y2="20.5cm" draw:start-shape="id31" draw:start-glue-point="3" draw:end-shape="id16" draw:end-glue-point="1" svg:d="M16000 23000c-4500 0-1500-2500-6000-2500" svg:viewBox="0 0 6001 2501">
          <text:p/>
        </draw:connector>
        <draw:ellipse draw:style-name="gr7" draw:text-style-name="P6" xml:id="id32" draw:id="id32" draw:layer="layout" svg:width="4cm" svg:height="1cm" svg:x="11cm" svg:y="5.3cm">
          <text:p text:style-name="P5"><text:span text:style-name="T3">ErrorStopping</text:span></text:p>
        </draw:ellipse>
        <draw:connector draw:style-name="gr1" draw:text-style-name="P1" draw:layer="layout" draw:type="line" svg:x1="16cm" svg:y1="6.5cm" svg:x2="15cm" svg:y2="5.8cm" draw:start-shape="id30" draw:start-glue-point="3" draw:end-shape="id32" svg:d="M16000 6500l-1000-700" svg:viewBox="0 0 1001 701">
          <text:p/>
        </draw:connector>
        <draw:connector draw:style-name="gr1" draw:text-style-name="P1" draw:layer="layout" draw:type="line" draw:line-skew="0.126cm 0cm 0.374cm" svg:x1="16cm" svg:y1="8.523cm" svg:x2="15cm" svg:y2="5.8cm" draw:start-shape="id25" draw:start-glue-point="3" draw:end-shape="id32" draw:end-glue-point="1" svg:d="M16000 8523l-1000-2723" svg:viewBox="0 0 1001 2724">
          <text:p/>
        </draw:connector>
        <draw:connector draw:style-name="gr1" draw:text-style-name="P1" draw:layer="layout" draw:type="curve" svg:x1="11cm" svg:y1="5.8cm" svg:x2="11cm" svg:y2="13.9cm" draw:start-shape="id32" draw:start-glue-point="3" draw:end-shape="id27" draw:end-glue-point="3" svg:d="M11000 5800c-751 0-751 8100 0 8100" svg:viewBox="0 0 564 8101">
          <text:p/>
        </draw:connector>
        <draw:connector draw:style-name="gr1" draw:text-style-name="P1" draw:layer="layout" draw:type="curve" svg:x1="11cm" svg:y1="5.8cm" svg:x2="11cm" svg:y2="15.6cm" draw:start-shape="id32" draw:start-glue-point="3" draw:end-shape="id2" draw:end-glue-point="3" svg:d="M11000 5800c-751 0-751 9800 0 9800" svg:viewBox="0 0 564 9801">
          <text:p/>
        </draw:connector>
        <draw:connector draw:style-name="gr5" draw:text-style-name="P1" draw:layer="layout" draw:type="line" svg:x1="18cm" svg:y1="22.5cm" svg:x2="18cm" svg:y2="21cm" draw:start-shape="id31" draw:start-glue-point="0" draw:end-shape="id21" draw:end-glue-point="2" svg:d="M18000 22500v-1500" svg:viewBox="0 0 1 1501">
          <text:p/>
        </draw:connector>
        <draw:connector draw:style-name="gr5" draw:text-style-name="P1" draw:layer="layout" draw:type="curve" svg:x1="13cm" svg:y1="11cm" svg:x2="13cm" svg:y2="13.4cm" draw:start-shape="id1" draw:start-glue-point="2" draw:end-shape="id27" draw:end-glue-point="0" svg:d="M13000 11000v2400" svg:viewBox="0 0 1 2401">
          <text:p/>
        </draw:connector>
        <draw:connector draw:style-name="gr5" draw:text-style-name="P1" draw:layer="layout" draw:type="line" svg:x1="16cm" svg:y1="6.5cm" svg:x2="15cm" svg:y2="10.5cm" draw:start-shape="id30" draw:start-glue-point="3" draw:end-shape="id1" draw:end-glue-point="1" svg:d="M16000 6500l-1000 4000" svg:viewBox="0 0 1001 4001">
          <text:p/>
        </draw:connector>
        <draw:connector draw:style-name="gr5" draw:text-style-name="P1" draw:layer="layout" draw:type="line" svg:x1="16cm" svg:y1="8.523cm" svg:x2="15cm" svg:y2="10.5cm" draw:start-shape="id25" draw:start-glue-point="3" draw:end-shape="id1" draw:end-glue-point="1" svg:d="M16000 8523l-1000 1977" svg:viewBox="0 0 1001 1978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 style:font-family-generic="roman" style:font-pitch="variable"/>
    <style:font-face style:name="Calibri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Segoe UI1" svg:font-family="'Segoe UI'" style:font-family-generic="swiss" style:font-pitch="variable"/>
    <style:font-face style:name="Segoe UI" svg:font-family="'Segoe UI'" style:font-adornments="Regular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CH" style:font-name-asian="Lucida Sans Unicode" style:font-size-asian="24pt" style:language-asian="ja" style:country-asian="JP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6.2$Windows_X86_64 LibreOffice_project/2196df99b074d8a661f4036fca8fa0cbfa33a497</meta:generator>
    <meta:creation-date>2007-08-21T13:51:52</meta:creation-date>
    <dc:creator>Christian Marrocco</dc:creator>
    <dc:date>2020-11-10T09:39:31.383000000</dc:date>
    <dc:language>de-CH</dc:language>
    <meta:editing-cycles>91</meta:editing-cycles>
    <meta:editing-duration>P7DT15H33M56S</meta:editing-duration>
    <meta:printed-by>Arnold Bischof</meta:printed-by>
    <meta:print-date>2014-11-06T11:11:57.81</meta:print-date>
    <meta:document-statistic meta:object-count="93"/>
    <meta:user-defined meta:name="Info 1"/>
    <meta:user-defined meta:name="Info 2"/>
    <meta:user-defined meta:name="Info 3"/>
    <meta:user-defined meta:name="Info 4"/>
  </office:meta>
</office:document-meta>
</file>